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0.56pt"/>
    </style:style>
    <style:style style:name="co3" style:family="table-column">
      <style:table-column-properties fo:break-before="auto" style:column-width="43.74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39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mon_20_cathode">
      <style:table-properties table:display="true" style:writing-mode="lr-tb"/>
    </style:style>
    <style:style style:name="ta2" style:family="table" style:master-page-name="PageStyle_5f_relay_20_bitop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on cathod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number-columns-repeated="3"/>
          <table:table-cell table:number-columns-repeated="10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This sheet calculates the constants required to display various characters on a 7 segment LED display driven via a pair of 8-bit shift-registers (i.e. a 16-bit SR).</text:p>
          </table:table-cell>
          <table:table-cell/>
          <table:table-cell table:style-name="ce1"/>
          <table:table-cell table:number-columns-repeated="10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It ain't pretty, but it works.</text:p>
          </table:table-cell>
          <table:table-cell/>
          <table:table-cell table:style-name="ce1"/>
          <table:table-cell table:number-columns-repeated="10"/>
          <table:table-cell table:style-name="ce5"/>
          <table:table-cell table:number-columns-repeated="1010"/>
        </table:table-row>
        <table:table-row table:style-name="ro1">
          <table:table-cell table:style-name="ce1"/>
          <table:table-cell/>
          <table:table-cell table:style-name="ce1"/>
          <table:table-cell table:number-columns-repeated="10"/>
          <table:table-cell table:style-name="ce5"/>
          <table:table-cell table:number-columns-repeated="1010"/>
        </table:table-row>
        <table:table-row table:style-name="ro1">
          <table:table-cell table:style-name="ce2" office:value-type="string" calcext:value-type="string">
            <text:p>LED Segment to Shit Register Bit Map</text:p>
          </table:table-cell>
          <table:table-cell table:style-name="ce4"/>
          <table:table-cell table:style-name="ce7"/>
          <table:table-cell table:style-name="ce4" table:number-columns-repeated="26"/>
          <table:table-cell table:number-columns-repeated="995"/>
        </table:table-row>
        <table:table-row table:style-name="ro1">
          <table:table-cell table:style-name="ce1" office:value-type="string" calcext:value-type="string">
            <text:p>i.e. 16-bit SR value that will light up each segment; logic levels (i.e. "1" = logic high/enabled/on)</text:p>
          </table:table-cell>
          <table:table-cell table:style-name="ce1" table:number-columns-repeated="2"/>
          <table:table-cell table:number-columns-repeated="10"/>
          <table:table-cell table:style-name="ce5"/>
          <table:table-cell table:number-columns-repeated="1010"/>
        </table:table-row>
        <table:table-row table:style-name="ro1">
          <table:table-cell table:style-name="ce1" table:number-columns-repeated="3"/>
          <table:table-cell table:number-columns-repeated="10"/>
          <table:table-cell table:style-name="ce5"/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upper or lower 8 bits (i.e. IC U3 or U4)</text:p>
          </table:table-cell>
          <table:table-cell table:style-name="ce1" office:value-type="string" calcext:value-type="string">
            <text:p>SR output</text:p>
          </table:table-cell>
          <table:table-cell table:style-name="ce8" office:value-type="string" calcext:value-type="string" table:number-columns-spanned="3" table:number-rows-spanned="1">
            <text:p>16 bit value</text:p>
          </table:table-cell>
          <table:covered-table-cell table:number-columns-repeated="2"/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Segment/DIG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/>
          <table:table-cell table:style-name="ce1" office:value-type="string" calcext:value-type="string">
            <text:p>"comment"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a - U3:Q4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9" table:formula="of:=(2^[.C10])*(2^(8*[.B10]))" office:value-type="float" office:value="4096" calcext:value-type="float">
            <text:p>4096</text:p>
          </table:table-cell>
          <table:table-cell table:style-name="ce5" table:formula="of:=DEC2HEX([.D10]; 4)" office:value-type="string" office:string-value="1000" calcext:value-type="string">
            <text:p>1000</text:p>
          </table:table-cell>
          <table:table-cell table:style-name="ce12" table:formula="of:=DEC2BIN(HEX2DEC([.E10])/256;8) &amp; &quot; &quot; &amp; DEC2BIN(MOD(HEX2DEC([.E10]);256);8)" office:value-type="string" office:string-value="00010000 00000000" calcext:value-type="string">
            <text:p>00010000 00000000</text:p>
          </table:table-cell>
          <table:table-cell/>
          <table:table-cell table:style-name="ce5" table:formula="of:=&quot;  // &quot;&amp;[.A10]&amp;&quot; &quot; &amp; [.F10]&amp;&quot; (0x&quot; &amp; [.E10]&amp;&quot;)&quot;" office:value-type="string" office:string-value="  // a - U3:Q4 00010000 00000000 (0x1000)" calcext:value-type="string">
            <text:p><text:s text:c="2"/>// a - U3:Q4 00010000 00000000 (0x10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b - U4:Q4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9" table:formula="of:=(2^[.C11])*(2^(8*[.B11]))" office:value-type="float" office:value="16" calcext:value-type="float">
            <text:p>16</text:p>
          </table:table-cell>
          <table:table-cell table:style-name="ce5" table:formula="of:=DEC2HEX([.D11]; 4)" office:value-type="string" office:string-value="0010" calcext:value-type="string">
            <text:p>0010</text:p>
          </table:table-cell>
          <table:table-cell table:style-name="ce12" table:formula="of:=DEC2BIN(HEX2DEC([.E11])/256;8) &amp; &quot; &quot; &amp; DEC2BIN(MOD(HEX2DEC([.E11]);256);8)" office:value-type="string" office:string-value="00000000 00010000" calcext:value-type="string">
            <text:p>00000000 00010000</text:p>
          </table:table-cell>
          <table:table-cell/>
          <table:table-cell table:style-name="ce5" table:formula="of:=&quot;  // &quot;&amp;[.A11]&amp;&quot; &quot; &amp; [.F11]&amp;&quot; (0x&quot; &amp; [.E11]&amp;&quot;)&quot;" office:value-type="string" office:string-value="  // b - U4:Q4 00000000 00010000 (0x0010)" calcext:value-type="string">
            <text:p><text:s text:c="2"/>// b - U4:Q4 00000000 00010000 (0x001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c - U3:Q7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9" table:formula="of:=(2^[.C12])*(2^(8*[.B12]))" office:value-type="float" office:value="32768" calcext:value-type="float">
            <text:p>32768</text:p>
          </table:table-cell>
          <table:table-cell table:style-name="ce5" table:formula="of:=DEC2HEX([.D12]; 4)" office:value-type="string" office:string-value="8000" calcext:value-type="string">
            <text:p>8000</text:p>
          </table:table-cell>
          <table:table-cell table:style-name="ce12" table:formula="of:=DEC2BIN(HEX2DEC([.E12])/256;8) &amp; &quot; &quot; &amp; DEC2BIN(MOD(HEX2DEC([.E12]);256);8)" office:value-type="string" office:string-value="10000000 00000000" calcext:value-type="string">
            <text:p>10000000 00000000</text:p>
          </table:table-cell>
          <table:table-cell/>
          <table:table-cell table:style-name="ce5" table:formula="of:=&quot;  // &quot;&amp;[.A12]&amp;&quot; &quot; &amp; [.F12]&amp;&quot; (0x&quot; &amp; [.E12]&amp;&quot;)&quot;" office:value-type="string" office:string-value="  // c - U3:Q7 10000000 00000000 (0x8000)" calcext:value-type="string">
            <text:p><text:s text:c="2"/>// c - U3:Q7 10000000 00000000 (0x80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d - U3:Q3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9" table:formula="of:=(2^[.C13])*(2^(8*[.B13]))" office:value-type="float" office:value="2048" calcext:value-type="float">
            <text:p>2048</text:p>
          </table:table-cell>
          <table:table-cell table:style-name="ce5" table:formula="of:=DEC2HEX([.D13]; 4)" office:value-type="string" office:string-value="0800" calcext:value-type="string">
            <text:p>0800</text:p>
          </table:table-cell>
          <table:table-cell table:style-name="ce12" table:formula="of:=DEC2BIN(HEX2DEC([.E13])/256;8) &amp; &quot; &quot; &amp; DEC2BIN(MOD(HEX2DEC([.E13]);256);8)" office:value-type="string" office:string-value="00001000 00000000" calcext:value-type="string">
            <text:p>00001000 00000000</text:p>
          </table:table-cell>
          <table:table-cell/>
          <table:table-cell table:style-name="ce5" table:formula="of:=&quot;  // &quot;&amp;[.A13]&amp;&quot; &quot; &amp; [.F13]&amp;&quot; (0x&quot; &amp; [.E13]&amp;&quot;)&quot;" office:value-type="string" office:string-value="  // d - U3:Q3 00001000 00000000 (0x0800)" calcext:value-type="string">
            <text:p><text:s text:c="2"/>// d - U3:Q3 00001000 00000000 (0x08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e - U3:Q1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(2^[.C14])*(2^(8*[.B14]))" office:value-type="float" office:value="512" calcext:value-type="float">
            <text:p>512</text:p>
          </table:table-cell>
          <table:table-cell table:style-name="ce5" table:formula="of:=DEC2HEX([.D14]; 4)" office:value-type="string" office:string-value="0200" calcext:value-type="string">
            <text:p>0200</text:p>
          </table:table-cell>
          <table:table-cell table:style-name="ce12" table:formula="of:=DEC2BIN(HEX2DEC([.E14])/256;8) &amp; &quot; &quot; &amp; DEC2BIN(MOD(HEX2DEC([.E14]);256);8)" office:value-type="string" office:string-value="00000010 00000000" calcext:value-type="string">
            <text:p>00000010 00000000</text:p>
          </table:table-cell>
          <table:table-cell/>
          <table:table-cell table:style-name="ce5" table:formula="of:=&quot;  // &quot;&amp;[.A14]&amp;&quot; &quot; &amp; [.F14]&amp;&quot; (0x&quot; &amp; [.E14]&amp;&quot;)&quot;" office:value-type="string" office:string-value="  // e - U3:Q1 00000010 00000000 (0x0200)" calcext:value-type="string">
            <text:p><text:s text:c="2"/>// e - U3:Q1 00000010 00000000 (0x02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f - U3:Q6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9" table:formula="of:=(2^[.C15])*(2^(8*[.B15]))" office:value-type="float" office:value="16384" calcext:value-type="float">
            <text:p>16384</text:p>
          </table:table-cell>
          <table:table-cell table:style-name="ce5" table:formula="of:=DEC2HEX([.D15]; 4)" office:value-type="string" office:string-value="4000" calcext:value-type="string">
            <text:p>4000</text:p>
          </table:table-cell>
          <table:table-cell table:style-name="ce12" table:formula="of:=DEC2BIN(HEX2DEC([.E15])/256;8) &amp; &quot; &quot; &amp; DEC2BIN(MOD(HEX2DEC([.E15]);256);8)" office:value-type="string" office:string-value="01000000 00000000" calcext:value-type="string">
            <text:p>01000000 00000000</text:p>
          </table:table-cell>
          <table:table-cell/>
          <table:table-cell table:style-name="ce5" table:formula="of:=&quot;  // &quot;&amp;[.A15]&amp;&quot; &quot; &amp; [.F15]&amp;&quot; (0x&quot; &amp; [.E15]&amp;&quot;)&quot;" office:value-type="string" office:string-value="  // f - U3:Q6 01000000 00000000 (0x4000)" calcext:value-type="string">
            <text:p><text:s text:c="2"/>// f - U3:Q6 01000000 00000000 (0x40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g - U4:Q3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9" table:formula="of:=(2^[.C16])*(2^(8*[.B16]))" office:value-type="float" office:value="8" calcext:value-type="float">
            <text:p>8</text:p>
          </table:table-cell>
          <table:table-cell table:style-name="ce5" table:formula="of:=DEC2HEX([.D16]; 4)" office:value-type="string" office:string-value="0008" calcext:value-type="string">
            <text:p>0008</text:p>
          </table:table-cell>
          <table:table-cell table:style-name="ce12" table:formula="of:=DEC2BIN(HEX2DEC([.E16])/256;8) &amp; &quot; &quot; &amp; DEC2BIN(MOD(HEX2DEC([.E16]);256);8)" office:value-type="string" office:string-value="00000000 00001000" calcext:value-type="string">
            <text:p>00000000 00001000</text:p>
          </table:table-cell>
          <table:table-cell/>
          <table:table-cell table:style-name="ce5" table:formula="of:=&quot;  // &quot;&amp;[.A16]&amp;&quot; &quot; &amp; [.F16]&amp;&quot; (0x&quot; &amp; [.E16]&amp;&quot;)&quot;" office:value-type="string" office:string-value="  // g - U4:Q3 00000000 00001000 (0x0008)" calcext:value-type="string">
            <text:p><text:s text:c="2"/>// g - U4:Q3 00000000 00001000 (0x0008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DP - U3:Q5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(2^[.C17])*(2^(8*[.B17]))" office:value-type="float" office:value="8192" calcext:value-type="float">
            <text:p>8192</text:p>
          </table:table-cell>
          <table:table-cell table:style-name="ce5" table:formula="of:=DEC2HEX([.D17]; 4)" office:value-type="string" office:string-value="2000" calcext:value-type="string">
            <text:p>2000</text:p>
          </table:table-cell>
          <table:table-cell table:style-name="ce12" table:formula="of:=DEC2BIN(HEX2DEC([.E17])/256;8) &amp; &quot; &quot; &amp; DEC2BIN(MOD(HEX2DEC([.E17]);256);8)" office:value-type="string" office:string-value="00100000 00000000" calcext:value-type="string">
            <text:p>00100000 00000000</text:p>
          </table:table-cell>
          <table:table-cell/>
          <table:table-cell table:style-name="ce5" table:formula="of:=&quot;  // &quot;&amp;[.A17]&amp;&quot; &quot; &amp; [.F17]&amp;&quot; (0x&quot; &amp; [.E17]&amp;&quot;)&quot;" office:value-type="string" office:string-value="  // DP - U3:Q5 00100000 00000000 (0x2000)" calcext:value-type="string">
            <text:p><text:s text:c="2"/>// DP - U3:Q5 00100000 00000000 (0x20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 calcext:value-type="string">
            <text:p>mask</text:p>
          </table:table-cell>
          <table:table-cell table:style-name="ce10" table:formula="of:=SUM([.D10:.D17])" office:value-type="float" office:value="64024" calcext:value-type="float">
            <text:p>64024</text:p>
          </table:table-cell>
          <table:table-cell table:style-name="ce10" table:formula="of:=DEC2HEX([.D18]; 4)" office:value-type="string" office:string-value="FA18" calcext:value-type="string">
            <text:p>FA18</text:p>
          </table:table-cell>
          <table:table-cell table:style-name="ce13" table:formula="of:=DEC2BIN(HEX2DEC([.E18])/256;8) &amp; &quot; &quot; &amp; DEC2BIN(MOD(HEX2DEC([.E18]);256);8)" office:value-type="string" office:string-value="11111010 00011000" calcext:value-type="string">
            <text:p>11111010 00011000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/>
          <table:table-cell table:style-name="ce1"/>
          <table:table-cell table:number-columns-repeated="3"/>
          <table:table-cell table:style-name="ce12"/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igit select</text:p>
          </table:table-cell>
          <table:table-cell table:number-columns-repeated="3"/>
          <table:table-cell table:style-name="ce12"/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K1 - U3:Q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(2^[.C21])*(2^(8*[.B21]))" office:value-type="float" office:value="1024" calcext:value-type="float">
            <text:p>1024</text:p>
          </table:table-cell>
          <table:table-cell table:style-name="ce5" table:formula="of:=DEC2HEX([.D21]; 4)" office:value-type="string" office:string-value="0400" calcext:value-type="string">
            <text:p>0400</text:p>
          </table:table-cell>
          <table:table-cell table:style-name="ce12" table:formula="of:=DEC2BIN(HEX2DEC([.E21])/256;8) &amp; &quot; &quot; &amp; DEC2BIN(MOD(HEX2DEC([.E21]);256);8)" office:value-type="string" office:string-value="00000100 00000000" calcext:value-type="string">
            <text:p>00000100 00000000</text:p>
          </table:table-cell>
          <table:table-cell/>
          <table:table-cell table:style-name="ce5" table:formula="of:=&quot;  // &quot;&amp;[.A21]&amp;&quot; &quot; &amp; [.F21]&amp;&quot; (0x&quot; &amp; [.E21]&amp;&quot;)&quot;" office:value-type="string" office:string-value="  // K1 - U3:Q2 00000100 00000000 (0x0400)" calcext:value-type="string">
            <text:p><text:s text:c="2"/>// K1 - U3:Q2 00000100 00000000 (0x040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K2 - U4:Q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(2^[.C22])*(2^(8*[.B22]))" office:value-type="float" office:value="2" calcext:value-type="float">
            <text:p>2</text:p>
          </table:table-cell>
          <table:table-cell table:style-name="ce5" table:formula="of:=DEC2HEX([.D22]; 4)" office:value-type="string" office:string-value="0002" calcext:value-type="string">
            <text:p>0002</text:p>
          </table:table-cell>
          <table:table-cell table:style-name="ce12" table:formula="of:=DEC2BIN(HEX2DEC([.E22])/256;8) &amp; &quot; &quot; &amp; DEC2BIN(MOD(HEX2DEC([.E22]);256);8)" office:value-type="string" office:string-value="00000000 00000010" calcext:value-type="string">
            <text:p>00000000 00000010</text:p>
          </table:table-cell>
          <table:table-cell/>
          <table:table-cell table:style-name="ce5" table:formula="of:=&quot;  // &quot;&amp;[.A22]&amp;&quot; &quot; &amp; [.F22]&amp;&quot; (0x&quot; &amp; [.E22]&amp;&quot;)&quot;" office:value-type="string" office:string-value="  // K2 - U4:Q1 00000000 00000010 (0x0002)" calcext:value-type="string">
            <text:p><text:s text:c="2"/>// K2 - U4:Q1 00000000 00000010 (0x0002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K3 - U4:Q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(2^[.C23])*(2^(8*[.B23]))" office:value-type="float" office:value="4" calcext:value-type="float">
            <text:p>4</text:p>
          </table:table-cell>
          <table:table-cell table:style-name="ce5" table:formula="of:=DEC2HEX([.D23]; 4)" office:value-type="string" office:string-value="0004" calcext:value-type="string">
            <text:p>0004</text:p>
          </table:table-cell>
          <table:table-cell table:style-name="ce12" table:formula="of:=DEC2BIN(HEX2DEC([.E23])/256;8) &amp; &quot; &quot; &amp; DEC2BIN(MOD(HEX2DEC([.E23]);256);8)" office:value-type="string" office:string-value="00000000 00000100" calcext:value-type="string">
            <text:p>00000000 00000100</text:p>
          </table:table-cell>
          <table:table-cell/>
          <table:table-cell table:style-name="ce5" table:formula="of:=&quot;  // &quot;&amp;[.A23]&amp;&quot; &quot; &amp; [.F23]&amp;&quot; (0x&quot; &amp; [.E23]&amp;&quot;)&quot;" office:value-type="string" office:string-value="  // K3 - U4:Q2 00000000 00000100 (0x0004)" calcext:value-type="string">
            <text:p><text:s text:c="2"/>// K3 - U4:Q2 00000000 00000100 (0x0004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K4 - U4:Q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(2^[.C24])*(2^(8*[.B24]))" office:value-type="float" office:value="32" calcext:value-type="float">
            <text:p>32</text:p>
          </table:table-cell>
          <table:table-cell table:style-name="ce5" table:formula="of:=DEC2HEX([.D24]; 4)" office:value-type="string" office:string-value="0020" calcext:value-type="string">
            <text:p>0020</text:p>
          </table:table-cell>
          <table:table-cell table:style-name="ce12" table:formula="of:=DEC2BIN(HEX2DEC([.E24])/256;8) &amp; &quot; &quot; &amp; DEC2BIN(MOD(HEX2DEC([.E24]);256);8)" office:value-type="string" office:string-value="00000000 00100000" calcext:value-type="string">
            <text:p>00000000 00100000</text:p>
          </table:table-cell>
          <table:table-cell/>
          <table:table-cell table:style-name="ce5" table:formula="of:=&quot;  // &quot;&amp;[.A24]&amp;&quot; &quot; &amp; [.F24]&amp;&quot; (0x&quot; &amp; [.E24]&amp;&quot;)&quot;" office:value-type="string" office:string-value="  // K4 - U4:Q5 00000000 00100000 (0x0020)" calcext:value-type="string">
            <text:p><text:s text:c="2"/>// K4 - U4:Q5 00000000 00100000 (0x0020)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 calcext:value-type="string">
            <text:p>mask</text:p>
          </table:table-cell>
          <table:table-cell table:style-name="ce10" table:formula="of:=SUM([.D21:.D24])" office:value-type="float" office:value="1062" calcext:value-type="float">
            <text:p>1062</text:p>
          </table:table-cell>
          <table:table-cell table:style-name="ce10" table:formula="of:=DEC2HEX([.D25]; 4)" office:value-type="string" office:string-value="0426" calcext:value-type="string">
            <text:p>0426</text:p>
          </table:table-cell>
          <table:table-cell table:style-name="ce13" table:formula="of:=DEC2BIN(HEX2DEC([.E25])/256;8) &amp; &quot; &quot; &amp; DEC2BIN(MOD(HEX2DEC([.E25]);256);8)" office:value-type="string" office:string-value="00000100 00100110" calcext:value-type="string">
            <text:p>00000100 00100110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2" office:value-type="string" calcext:value-type="string">
            <text:p>"Font" / Character to SR Map</text:p>
          </table:table-cell>
          <table:table-cell table:style-name="ce4"/>
          <table:table-cell table:style-name="ce7"/>
          <table:table-cell table:style-name="ce4" table:number-columns-repeated="26"/>
          <table:table-cell table:number-columns-repeated="995"/>
        </table:table-row>
        <table:table-row table:style-name="ro1">
          <table:table-cell table:style-name="ce1" office:value-type="string" calcext:value-type="string">
            <text:p>i.e. character to 16-bit SR value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office:annotation draw:style-name="gr1" draw:text-style-name="P2" svg:width="341.01pt" svg:height="90pt" svg:x="151.54pt" svg:y="495.75pt" draw:caption-point-x="-11.54pt" draw:caption-point-y="-22.99pt">
              <dc:date>2024-10-21T00:00:00</dc:date>
              <text:p text:style-name="P1">same as MAX7219</text:p>
              <text:p text:style-name="P1">dp-a-b-c-d-e-f-g</text:p>
              <text:p text:style-name="P1">- DP not fixed part of character</text:p>
              <text:p text:style-name="P1"/>
              <text:p text:style-name="P1">ready made 'font': https://github.com/JemRF/max7219</text:p>
            </office:annotation>
            <text:p>segment pattern</text:p>
          </table:table-cell>
          <table:table-cell table:number-columns-repeated="3"/>
          <table:table-cell table:style-name="ce3" office:value-type="string" calcext:value-type="string">
            <text:p>SR value</text:p>
          </table:table-cell>
          <table:table-cell table:style-name="ce14" table:number-matrix-columns-spanned="7" table:number-matrix-rows-spanned="1" table:formula="of:=TRANSPOSE([.$D$10:.$D$16])" office:value-type="float" office:value="4096" calcext:value-type="float">
            <text:p>409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1111110</text:p>
          </table:table-cell>
          <table:table-cell table:style-name="ce5" table:formula="of:=BIN2HEX([.B32];2)" office:value-type="string" office:string-value="7E" calcext:value-type="string">
            <text:p>7E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2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/>
          <table:table-cell table:style-name="ce5" table:formula="of:=SUMPRODUCT([.$G32:.$M32];[.$G$31:.$M$31])" office:value-type="float" office:value="55824" calcext:value-type="float">
            <text:p>55824</text:p>
          </table:table-cell>
          <table:table-cell table:style-name="ce5" table:formula="of:=DEC2HEX([.O32];4)" office:value-type="string" office:string-value="DA10" calcext:value-type="string">
            <text:p>DA10</text:p>
          </table:table-cell>
          <table:table-cell table:style-name="ce5" table:formula="of:=&quot;    0x&quot; &amp; [.P32] &amp; &quot;, // &quot; &amp; [.A32]" office:value-type="string" office:string-value="    0xDA10, // 0" calcext:value-type="string">
            <text:p><text:s text:c="4"/>0xDA10, // 0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10000</text:p>
          </table:table-cell>
          <table:table-cell table:style-name="ce5" table:formula="of:=BIN2HEX([.B33];2)" office:value-type="string" office:string-value="30" calcext:value-type="string">
            <text:p>30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3&amp;&quot;&quot;,&quot;&quot;,,&quot;&quot;,&quot;&quot;),&quot;&quot;,&quot;&quot;,TRUE,TRUE)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/>
          <table:table-cell table:style-name="ce5" table:formula="of:=SUMPRODUCT([.$G33:.$M33];[.$G$31:.$M$31])" office:value-type="float" office:value="32784" calcext:value-type="float">
            <text:p>32784</text:p>
          </table:table-cell>
          <table:table-cell table:style-name="ce5" table:formula="of:=DEC2HEX([.O33];4)" office:value-type="string" office:string-value="8010" calcext:value-type="string">
            <text:p>8010</text:p>
          </table:table-cell>
          <table:table-cell table:style-name="ce5" table:formula="of:=&quot;    0x&quot; &amp; [.P33] &amp; &quot;, // &quot; &amp; [.A33]" office:value-type="string" office:string-value="    0x8010, // 1" calcext:value-type="string">
            <text:p><text:s text:c="4"/>0x8010, // 1</text:p>
          </table:table-cell>
          <table:table-cell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101101</text:p>
          </table:table-cell>
          <table:table-cell table:style-name="ce5" table:formula="of:=BIN2HEX([.B34];2)" office:value-type="string" office:string-value="6D" calcext:value-type="string">
            <text:p>6D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4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34:.$M34];[.$G$31:.$M$31])" office:value-type="float" office:value="6680" calcext:value-type="float">
            <text:p>6680</text:p>
          </table:table-cell>
          <table:table-cell table:style-name="ce5" table:formula="of:=DEC2HEX([.O34];4)" office:value-type="string" office:string-value="1A18" calcext:value-type="string">
            <text:p>1A18</text:p>
          </table:table-cell>
          <table:table-cell table:style-name="ce5" table:formula="of:=&quot;    0x&quot; &amp; [.P34] &amp; &quot;, // &quot; &amp; [.A34]" office:value-type="string" office:string-value="    0x1A18, // 2" calcext:value-type="string">
            <text:p><text:s text:c="4"/>0x1A18, // 2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111001</text:p>
          </table:table-cell>
          <table:table-cell table:style-name="ce5" table:formula="of:=BIN2HEX([.B35];2)" office:value-type="string" office:string-value="79" calcext:value-type="string">
            <text:p>79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5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35:.$M35];[.$G$31:.$M$31])" office:value-type="float" office:value="38936" calcext:value-type="float">
            <text:p>38936</text:p>
          </table:table-cell>
          <table:table-cell table:style-name="ce5" table:formula="of:=DEC2HEX([.O35];4)" office:value-type="string" office:string-value="9818" calcext:value-type="string">
            <text:p>9818</text:p>
          </table:table-cell>
          <table:table-cell table:style-name="ce5" table:formula="of:=&quot;    0x&quot; &amp; [.P35] &amp; &quot;, // &quot; &amp; [.A35]" office:value-type="string" office:string-value="    0x9818, // 3" calcext:value-type="string">
            <text:p><text:s text:c="4"/>0x9818, // 3</text:p>
          </table:table-cell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110011</text:p>
          </table:table-cell>
          <table:table-cell table:style-name="ce5" table:formula="of:=BIN2HEX([.B36];2)" office:value-type="string" office:string-value="33" calcext:value-type="string">
            <text:p>33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6&amp;&quot;&quot;,&quot;&quot;,,&quot;&quot;,&quot;&quot;),&quot;&quot;,&quot;&quot;,TRUE,TRUE)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36:.$M36];[.$G$31:.$M$31])" office:value-type="float" office:value="49176" calcext:value-type="float">
            <text:p>49176</text:p>
          </table:table-cell>
          <table:table-cell table:style-name="ce5" table:formula="of:=DEC2HEX([.O36];4)" office:value-type="string" office:string-value="C018" calcext:value-type="string">
            <text:p>C018</text:p>
          </table:table-cell>
          <table:table-cell table:style-name="ce5" table:formula="of:=&quot;    0x&quot; &amp; [.P36] &amp; &quot;, // &quot; &amp; [.A36]" office:value-type="string" office:string-value="    0xC018, // 4" calcext:value-type="string">
            <text:p><text:s text:c="4"/>0xC018, // 4</text:p>
          </table:table-cell>
          <table:table-cell table:number-columns-repeated="100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1011011</text:p>
          </table:table-cell>
          <table:table-cell table:style-name="ce5" table:formula="of:=BIN2HEX([.B37];2)" office:value-type="string" office:string-value="5B" calcext:value-type="string">
            <text:p>5B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7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37:.$M37];[.$G$31:.$M$31])" office:value-type="float" office:value="55304" calcext:value-type="float">
            <text:p>55304</text:p>
          </table:table-cell>
          <table:table-cell table:style-name="ce5" table:formula="of:=DEC2HEX([.O37];4)" office:value-type="string" office:string-value="D808" calcext:value-type="string">
            <text:p>D808</text:p>
          </table:table-cell>
          <table:table-cell table:style-name="ce5" table:formula="of:=&quot;    0x&quot; &amp; [.P37] &amp; &quot;, // &quot; &amp; [.A37]" office:value-type="string" office:string-value="    0xD808, // 5" calcext:value-type="string">
            <text:p><text:s text:c="4"/>0xD808, // 5</text:p>
          </table:table-cell>
          <table:table-cell table:number-columns-repeated="100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1011111</text:p>
          </table:table-cell>
          <table:table-cell table:style-name="ce5" table:formula="of:=BIN2HEX([.B38];2)" office:value-type="string" office:string-value="5F" calcext:value-type="string">
            <text:p>5F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8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38:.$M38];[.$G$31:.$M$31])" office:value-type="float" office:value="55816" calcext:value-type="float">
            <text:p>55816</text:p>
          </table:table-cell>
          <table:table-cell table:style-name="ce5" table:formula="of:=DEC2HEX([.O38];4)" office:value-type="string" office:string-value="DA08" calcext:value-type="string">
            <text:p>DA08</text:p>
          </table:table-cell>
          <table:table-cell table:style-name="ce5" table:formula="of:=&quot;    0x&quot; &amp; [.P38] &amp; &quot;, // &quot; &amp; [.A38]" office:value-type="string" office:string-value="    0xDA08, // 6" calcext:value-type="string">
            <text:p><text:s text:c="4"/>0xDA08, // 6</text:p>
          </table:table-cell>
          <table:table-cell table:number-columns-repeated="100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1110000</text:p>
          </table:table-cell>
          <table:table-cell table:style-name="ce5" table:formula="of:=BIN2HEX([.B39];2)" office:value-type="string" office:string-value="70" calcext:value-type="string">
            <text:p>70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39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/>
          <table:table-cell table:style-name="ce5" table:formula="of:=SUMPRODUCT([.$G39:.$M39];[.$G$31:.$M$31])" office:value-type="float" office:value="36880" calcext:value-type="float">
            <text:p>36880</text:p>
          </table:table-cell>
          <table:table-cell table:style-name="ce5" table:formula="of:=DEC2HEX([.O39];4)" office:value-type="string" office:string-value="9010" calcext:value-type="string">
            <text:p>9010</text:p>
          </table:table-cell>
          <table:table-cell table:style-name="ce5" table:formula="of:=&quot;    0x&quot; &amp; [.P39] &amp; &quot;, // &quot; &amp; [.A39]" office:value-type="string" office:string-value="    0x9010, // 7" calcext:value-type="string">
            <text:p><text:s text:c="4"/>0x9010, // 7</text:p>
          </table:table-cell>
          <table:table-cell table:number-columns-repeated="100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111111</text:p>
          </table:table-cell>
          <table:table-cell table:style-name="ce5" table:formula="of:=BIN2HEX([.B40];2)" office:value-type="string" office:string-value="7F" calcext:value-type="string">
            <text:p>7F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40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40:.$M40];[.$G$31:.$M$31])" office:value-type="float" office:value="55832" calcext:value-type="float">
            <text:p>55832</text:p>
          </table:table-cell>
          <table:table-cell table:style-name="ce5" table:formula="of:=DEC2HEX([.O40];4)" office:value-type="string" office:string-value="DA18" calcext:value-type="string">
            <text:p>DA18</text:p>
          </table:table-cell>
          <table:table-cell table:style-name="ce5" table:formula="of:=&quot;    0x&quot; &amp; [.P40] &amp; &quot;, // &quot; &amp; [.A40]" office:value-type="string" office:string-value="    0xDA18, // 8" calcext:value-type="string">
            <text:p><text:s text:c="4"/>0xDA18, // 8</text:p>
          </table:table-cell>
          <table:table-cell table:number-columns-repeated="100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1111011</text:p>
          </table:table-cell>
          <table:table-cell table:style-name="ce5" table:formula="of:=BIN2HEX([.B41];2)" office:value-type="string" office:string-value="7B" calcext:value-type="string">
            <text:p>7B</text:p>
          </table:table-cell>
          <table:table-cell table:number-columns-repeated="2"/>
          <table:table-cell table:style-name="ce5"/>
          <table:table-cell table:style-name="ce5" table:formula="of:=IFERROR(__xludf.dummyfunction(&quot;split(REGEXREPLACE(B41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41:.$M41];[.$G$31:.$M$31])" office:value-type="float" office:value="55320" calcext:value-type="float">
            <text:p>55320</text:p>
          </table:table-cell>
          <table:table-cell table:style-name="ce5" table:formula="of:=DEC2HEX([.O41];4)" office:value-type="string" office:string-value="D818" calcext:value-type="string">
            <text:p>D818</text:p>
          </table:table-cell>
          <table:table-cell table:style-name="ce5" table:formula="of:=&quot;    0x&quot; &amp; [.P41] &amp; &quot;, // &quot; &amp; [.A41]" office:value-type="string" office:string-value="    0xD818, // 9" calcext:value-type="string">
            <text:p><text:s text:c="4"/>0xD818, // 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1111110</text:p>
          </table:table-cell>
          <table:table-cell table:style-name="ce5" table:formula="of:=BIN2HEX([.B42];2)" office:value-type="string" office:string-value="7E" calcext:value-type="string">
            <text:p>7E</text:p>
          </table:table-cell>
          <table:table-cell table:number-columns-repeated="3"/>
          <table:table-cell table:style-name="ce5" table:formula="of:=IFERROR(__xludf.dummyfunction(&quot;split(REGEXREPLACE(B42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/>
          <table:table-cell table:style-name="ce5" table:formula="of:=SUMPRODUCT([.$G42:.$M42];[.$G$31:.$M$31])" office:value-type="float" office:value="55824" calcext:value-type="float">
            <text:p>55824</text:p>
          </table:table-cell>
          <table:table-cell table:style-name="ce5" table:formula="of:=DEC2HEX([.O42];4)" office:value-type="string" office:string-value="DA10" calcext:value-type="string">
            <text:p>DA10</text:p>
          </table:table-cell>
          <table:table-cell table:style-name="ce5" table:formula="of:=&quot;    0x&quot; &amp; [.P42] &amp; &quot;, // &quot; &amp; [.A42]" office:value-type="string" office:string-value="    0xDA10, // O" calcext:value-type="string">
            <text:p><text:s text:c="4"/>0xDA10, // 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6" office:value-type="string" calcext:value-type="string">
            <text:p>0010101</text:p>
          </table:table-cell>
          <table:table-cell table:style-name="ce5" table:formula="of:=BIN2HEX([.B43];2)" office:value-type="string" office:string-value="15" calcext:value-type="string">
            <text:p>15</text:p>
          </table:table-cell>
          <table:table-cell table:number-columns-repeated="3"/>
          <table:table-cell table:style-name="ce5" table:formula="of:=IFERROR(__xludf.dummyfunction(&quot;split(REGEXREPLACE(B43&amp;&quot;&quot;,&quot;&quot;,,&quot;&quot;,&quot;&quot;),&quot;&quot;,&quot;&quot;,TRUE,TRUE)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43:.$M43];[.$G$31:.$M$31])" office:value-type="float" office:value="33288" calcext:value-type="float">
            <text:p>33288</text:p>
          </table:table-cell>
          <table:table-cell table:style-name="ce5" table:formula="of:=DEC2HEX([.O43];4)" office:value-type="string" office:string-value="8208" calcext:value-type="string">
            <text:p>8208</text:p>
          </table:table-cell>
          <table:table-cell table:style-name="ce5" table:formula="of:=&quot;    0x&quot; &amp; [.P43] &amp; &quot;, // &quot; &amp; [.A43]" office:value-type="string" office:string-value="    0x8208, // n" calcext:value-type="string">
            <text:p><text:s text:c="4"/>0x8208, // 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1000111</text:p>
          </table:table-cell>
          <table:table-cell table:style-name="ce5" table:formula="of:=BIN2HEX([.B44];2)" office:value-type="string" office:string-value="47" calcext:value-type="string">
            <text:p>47</text:p>
          </table:table-cell>
          <table:table-cell table:number-columns-repeated="3"/>
          <table:table-cell table:style-name="ce5" table:formula="of:=IFERROR(__xludf.dummyfunction(&quot;split(REGEXREPLACE(B44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44:.$M44];[.$G$31:.$M$31])" office:value-type="float" office:value="21000" calcext:value-type="float">
            <text:p>21000</text:p>
          </table:table-cell>
          <table:table-cell table:style-name="ce5" table:formula="of:=DEC2HEX([.O44];4)" office:value-type="string" office:string-value="5208" calcext:value-type="string">
            <text:p>5208</text:p>
          </table:table-cell>
          <table:table-cell table:style-name="ce5" table:formula="of:=&quot;    0x&quot; &amp; [.P44] &amp; &quot;, // &quot; &amp; [.A44]" office:value-type="string" office:string-value="    0x5208, // F" calcext:value-type="string">
            <text:p><text:s text:c="4"/>0x5208, // F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1001111</text:p>
          </table:table-cell>
          <table:table-cell table:style-name="ce5" table:formula="of:=BIN2HEX([.B45];2)" office:value-type="string" office:string-value="4F" calcext:value-type="string">
            <text:p>4F</text:p>
          </table:table-cell>
          <table:table-cell table:number-columns-repeated="3"/>
          <table:table-cell table:style-name="ce5" table:formula="of:=IFERROR(__xludf.dummyfunction(&quot;split(REGEXREPLACE(B45&amp;&quot;&quot;,&quot;&quot;,,&quot;&quot;,&quot;&quot;),&quot;&quot;,&quot;&quot;,TRUE,TRUE)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45:.$M45];[.$G$31:.$M$31])" office:value-type="float" office:value="23048" calcext:value-type="float">
            <text:p>23048</text:p>
          </table:table-cell>
          <table:table-cell table:style-name="ce5" table:formula="of:=DEC2HEX([.O45];4)" office:value-type="string" office:string-value="5A08" calcext:value-type="string">
            <text:p>5A08</text:p>
          </table:table-cell>
          <table:table-cell table:style-name="ce5" table:formula="of:=&quot;    0x&quot; &amp; [.P45] &amp; &quot;, // &quot; &amp; [.A45]" office:value-type="string" office:string-value="    0x5A08, // E" calcext:value-type="string">
            <text:p><text:s text:c="4"/>0x5A08, // E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0000101</text:p>
          </table:table-cell>
          <table:table-cell table:style-name="ce5" table:formula="of:=BIN2HEX([.B46];2)" office:value-type="string" office:string-value="05" calcext:value-type="string">
            <text:p>05</text:p>
          </table:table-cell>
          <table:table-cell table:number-columns-repeated="3"/>
          <table:table-cell table:style-name="ce5" table:formula="of:=IFERROR(__xludf.dummyfunction(&quot;split(REGEXREPLACE(B46&amp;&quot;&quot;,&quot;&quot;,,&quot;&quot;,&quot;&quot;),&quot;&quot;,&quot;&quot;,TRUE,TRUE)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/>
          <table:table-cell table:style-name="ce5" table:formula="of:=SUMPRODUCT([.$G46:.$M46];[.$G$31:.$M$31])" office:value-type="float" office:value="520" calcext:value-type="float">
            <text:p>520</text:p>
          </table:table-cell>
          <table:table-cell table:style-name="ce5" table:formula="of:=DEC2HEX([.O46];4)" office:value-type="string" office:string-value="0208" calcext:value-type="string">
            <text:p>0208</text:p>
          </table:table-cell>
          <table:table-cell table:style-name="ce5" table:formula="of:=&quot;    0x&quot; &amp; [.P46] &amp; &quot;, // &quot; &amp; [.A46]" office:value-type="string" office:string-value="    0x0208, // r" calcext:value-type="string">
            <text:p><text:s text:c="4"/>0x0208, // r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_</text:p>
          </table:table-cell>
          <table:table-cell table:style-name="ce6" office:value-type="string" calcext:value-type="string">
            <text:p>0001000</text:p>
          </table:table-cell>
          <table:table-cell table:style-name="ce5" table:formula="of:=BIN2HEX([.B47];2)" office:value-type="string" office:string-value="08" calcext:value-type="string">
            <text:p>08</text:p>
          </table:table-cell>
          <table:table-cell table:number-columns-repeated="3"/>
          <table:table-cell table:style-name="ce5" table:formula="of:=IFERROR(__xludf.dummyfunction(&quot;split(REGEXREPLACE(B47&amp;&quot;&quot;,&quot;&quot;,,&quot;&quot;,&quot;&quot;),&quot;&quot;,&quot;&quot;,TRUE,TRUE)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/>
          <table:table-cell table:style-name="ce5" table:formula="of:=SUMPRODUCT([.$G47:.$M47];[.$G$31:.$M$31])" office:value-type="float" office:value="2048" calcext:value-type="float">
            <text:p>2048</text:p>
          </table:table-cell>
          <table:table-cell table:style-name="ce5" table:formula="of:=DEC2HEX([.O47];4)" office:value-type="string" office:string-value="0800" calcext:value-type="string">
            <text:p>0800</text:p>
          </table:table-cell>
          <table:table-cell table:style-name="ce5" table:formula="of:=&quot;    0x&quot; &amp; [.P47] &amp; &quot;, // &quot; &amp; [.A47]" office:value-type="string" office:string-value="    0x0800, // _" calcext:value-type="string">
            <text:p><text:s text:c="4"/>0x0800, // _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6" office:value-type="string" calcext:value-type="string">
            <text:p>0000000</text:p>
          </table:table-cell>
          <table:table-cell table:style-name="ce5" table:formula="of:=BIN2HEX([.B48];2)" office:value-type="string" office:string-value="00" calcext:value-type="string">
            <text:p>00</text:p>
          </table:table-cell>
          <table:table-cell table:number-columns-repeated="3"/>
          <table:table-cell table:style-name="ce5" table:formula="of:=IFERROR(__xludf.dummyfunction(&quot;split(REGEXREPLACE(B48&amp;&quot;&quot;,&quot;&quot;,,&quot;&quot;,&quot;&quot;),&quot;&quot;,&quot;&quot;,TRUE,TRUE)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table:formula="of:=IFERROR(__xludf.dummyfunction(&quot;&quot;&quot;COMPUTED_VALUE&quot;&quot;&quot;);0)" office:value-type="float" office:value="0" calcext:value-type="float">
            <text:p>0</text:p>
          </table:table-cell>
          <table:table-cell/>
          <table:table-cell table:style-name="ce5" table:formula="of:=SUMPRODUCT([.$G48:.$M48];[.$G$31:.$M$31])" office:value-type="float" office:value="0" calcext:value-type="float">
            <text:p>0</text:p>
          </table:table-cell>
          <table:table-cell table:style-name="ce5" table:formula="of:=DEC2HEX([.O48];4)" office:value-type="string" office:string-value="0000" calcext:value-type="string">
            <text:p>0000</text:p>
          </table:table-cell>
          <table:table-cell table:style-name="ce5" table:formula="of:=&quot;    0x&quot; &amp; [.P48] &amp; &quot;, // &quot; &amp; [.A48]" office:value-type="string" office:string-value="    0x0000, //  " calcext:value-type="string">
            <text:p><text:s text:c="4"/>0x0000, // 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2" office:value-type="string" calcext:value-type="string">
            <text:p>"Font" / Character to SR Map, DIG masked</text:p>
          </table:table-cell>
          <table:table-cell table:style-name="ce4"/>
          <table:table-cell table:style-name="ce7"/>
          <table:table-cell table:style-name="ce4" table:number-columns-repeated="26"/>
          <table:table-cell table:number-columns-repeated="995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And now bit-flipping either the segments (common anode) or digit selects (common cathode) active-low:</text:p>
          </table:table-cell>
          <table:table-cell table:number-columns-repeated="12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(the IO22D08 appears to use a common anode, despite what the code comments claim)</text:p>
          </table:table-cell>
          <table:table-cell table:number-columns-repeated="12"/>
          <table:table-cell table:style-name="ce5"/>
          <table:table-cell table:number-columns-repeated="1010"/>
        </table:table-row>
        <table:table-row table:style-name="ro1">
          <table:table-cell table:style-name="ce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/>
          <table:table-cell table:style-name="ce1" office:value-type="string" calcext:value-type="string">
            <text:p>common cathode</text:p>
          </table:table-cell>
          <table:table-cell/>
          <table:table-cell table:style-name="ce1" office:value-type="string" calcext:value-type="string">
            <text:p>resulting constants</text:p>
          </table:table-cell>
          <table:table-cell/>
          <table:table-cell table:style-name="ce1" office:value-type="string" calcext:value-type="string">
            <text:p>common anode</text:p>
          </table:table-cell>
          <table:table-cell/>
          <table:table-cell table:style-name="ce1" office:value-type="string" calcext:value-type="string">
            <text:p>resulting constants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DP</text:p>
          </table:table-cell>
          <table:table-cell table:style-name="ce5" table:formula="of:=[.D17]" office:value-type="float" office:value="8192" calcext:value-type="float">
            <text:p>8192</text:p>
          </table:table-cell>
          <table:table-cell table:style-name="ce5" table:formula="of:=DEC2HEX([.B58];4)" office:value-type="string" office:string-value="2000" calcext:value-type="string">
            <text:p>2000</text:p>
          </table:table-cell>
          <table:table-cell table:style-name="ce11" table:formula="of:=&quot;    0x&quot; &amp; [.C58] &amp; &quot;, // &quot; &amp; [.$A58]" office:value-type="string" office:string-value="    0x2000, // DP" calcext:value-type="string">
            <text:p><text:s text:c="4"/>0x2000, // DP</text:p>
          </table:table-cell>
          <table:table-cell table:style-name="ce1" office:value-type="string" calcext:value-type="string">
            <text:p>OR w/ character</text:p>
          </table:table-cell>
          <table:table-cell table:style-name="ce5" table:formula="of:=(2^16-1) - [.B58]" office:value-type="float" office:value="57343" calcext:value-type="float">
            <text:p>57343</text:p>
          </table:table-cell>
          <table:table-cell table:style-name="ce5" table:formula="of:=DEC2HEX([.F58];4)" office:value-type="string" office:string-value="DFFF" calcext:value-type="string">
            <text:p>DFFF</text:p>
          </table:table-cell>
          <table:table-cell table:style-name="ce11" table:formula="of:=&quot;    0x&quot; &amp; [.G58] &amp; &quot;, // &quot; &amp; [.$A58]" office:value-type="string" office:string-value="    0xDFFF, // DP" calcext:value-type="string">
            <text:p><text:s text:c="4"/>0xDFFF, // DP</text:p>
          </table:table-cell>
          <table:table-cell table:style-name="ce1" office:value-type="string" calcext:value-type="string">
            <text:p>AND w/ character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 table:style-name="ce3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2]" office:value-type="float" office:value="0" calcext:value-type="float">
            <text:p>0</text:p>
          </table:table-cell>
          <table:table-cell table:style-name="ce5" table:formula="of:=bitxor([.$O32];[.$D$25])" office:value-type="string" office:string-value="" calcext:value-type="error">
            <text:p>#NAME?</text:p>
          </table:table-cell>
          <table:table-cell table:style-name="ce5" table:formula="of:=DEC2HEX([.B60];4)" office:value-type="string" office:string-value="" calcext:value-type="error">
            <text:p>#NAME?</text:p>
          </table:table-cell>
          <table:table-cell table:style-name="ce11" table:formula="of:=&quot;    0x&quot; &amp; [.C60] &amp; &quot;, // &quot; &amp; [.$A60]" office:value-type="string" office:string-value="" calcext:value-type="error">
            <text:p>#NAME?</text:p>
          </table:table-cell>
          <table:table-cell/>
          <table:table-cell table:style-name="ce5" table:formula="of:=bitxor([.$O32];[.$D$18])" office:value-type="string" office:string-value="" calcext:value-type="error">
            <text:p>#NAME?</text:p>
          </table:table-cell>
          <table:table-cell table:style-name="ce5" table:formula="of:=DEC2HEX([.F60];4)" office:value-type="string" office:string-value="" calcext:value-type="error">
            <text:p>#NAME?</text:p>
          </table:table-cell>
          <table:table-cell table:style-name="ce11" table:formula="of:=&quot;    0x&quot; &amp; [.G60] &amp; &quot;, // &quot; &amp; [.$A60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3]" office:value-type="float" office:value="1" calcext:value-type="float">
            <text:p>1</text:p>
          </table:table-cell>
          <table:table-cell table:style-name="ce5" table:formula="of:=bitxor([.$O33];[.$D$25])" office:value-type="string" office:string-value="" calcext:value-type="error">
            <text:p>#NAME?</text:p>
          </table:table-cell>
          <table:table-cell table:style-name="ce5" table:formula="of:=DEC2HEX([.B61];4)" office:value-type="string" office:string-value="" calcext:value-type="error">
            <text:p>#NAME?</text:p>
          </table:table-cell>
          <table:table-cell table:style-name="ce11" table:formula="of:=&quot;    0x&quot; &amp; [.C61] &amp; &quot;, // &quot; &amp; [.$A61]" office:value-type="string" office:string-value="" calcext:value-type="error">
            <text:p>#NAME?</text:p>
          </table:table-cell>
          <table:table-cell/>
          <table:table-cell table:style-name="ce5" table:formula="of:=bitxor([.$O33];[.$D$18])" office:value-type="string" office:string-value="" calcext:value-type="error">
            <text:p>#NAME?</text:p>
          </table:table-cell>
          <table:table-cell table:style-name="ce5" table:formula="of:=DEC2HEX([.F61];4)" office:value-type="string" office:string-value="" calcext:value-type="error">
            <text:p>#NAME?</text:p>
          </table:table-cell>
          <table:table-cell table:style-name="ce11" table:formula="of:=&quot;    0x&quot; &amp; [.G61] &amp; &quot;, // &quot; &amp; [.$A61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4]" office:value-type="float" office:value="2" calcext:value-type="float">
            <text:p>2</text:p>
          </table:table-cell>
          <table:table-cell table:style-name="ce5" table:formula="of:=bitxor([.$O34];[.$D$25])" office:value-type="string" office:string-value="" calcext:value-type="error">
            <text:p>#NAME?</text:p>
          </table:table-cell>
          <table:table-cell table:style-name="ce5" table:formula="of:=DEC2HEX([.B62];4)" office:value-type="string" office:string-value="" calcext:value-type="error">
            <text:p>#NAME?</text:p>
          </table:table-cell>
          <table:table-cell table:style-name="ce11" table:formula="of:=&quot;    0x&quot; &amp; [.C62] &amp; &quot;, // &quot; &amp; [.$A62]" office:value-type="string" office:string-value="" calcext:value-type="error">
            <text:p>#NAME?</text:p>
          </table:table-cell>
          <table:table-cell/>
          <table:table-cell table:style-name="ce5" table:formula="of:=bitxor([.$O34];[.$D$18])" office:value-type="string" office:string-value="" calcext:value-type="error">
            <text:p>#NAME?</text:p>
          </table:table-cell>
          <table:table-cell table:style-name="ce5" table:formula="of:=DEC2HEX([.F62];4)" office:value-type="string" office:string-value="" calcext:value-type="error">
            <text:p>#NAME?</text:p>
          </table:table-cell>
          <table:table-cell table:style-name="ce11" table:formula="of:=&quot;    0x&quot; &amp; [.G62] &amp; &quot;, // &quot; &amp; [.$A62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5]" office:value-type="float" office:value="3" calcext:value-type="float">
            <text:p>3</text:p>
          </table:table-cell>
          <table:table-cell table:style-name="ce5" table:formula="of:=bitxor([.$O35];[.$D$25])" office:value-type="string" office:string-value="" calcext:value-type="error">
            <text:p>#NAME?</text:p>
          </table:table-cell>
          <table:table-cell table:style-name="ce5" table:formula="of:=DEC2HEX([.B63];4)" office:value-type="string" office:string-value="" calcext:value-type="error">
            <text:p>#NAME?</text:p>
          </table:table-cell>
          <table:table-cell table:style-name="ce11" table:formula="of:=&quot;    0x&quot; &amp; [.C63] &amp; &quot;, // &quot; &amp; [.$A63]" office:value-type="string" office:string-value="" calcext:value-type="error">
            <text:p>#NAME?</text:p>
          </table:table-cell>
          <table:table-cell/>
          <table:table-cell table:style-name="ce5" table:formula="of:=bitxor([.$O35];[.$D$18])" office:value-type="string" office:string-value="" calcext:value-type="error">
            <text:p>#NAME?</text:p>
          </table:table-cell>
          <table:table-cell table:style-name="ce5" table:formula="of:=DEC2HEX([.F63];4)" office:value-type="string" office:string-value="" calcext:value-type="error">
            <text:p>#NAME?</text:p>
          </table:table-cell>
          <table:table-cell table:style-name="ce11" table:formula="of:=&quot;    0x&quot; &amp; [.G63] &amp; &quot;, // &quot; &amp; [.$A63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6]" office:value-type="float" office:value="4" calcext:value-type="float">
            <text:p>4</text:p>
          </table:table-cell>
          <table:table-cell table:style-name="ce5" table:formula="of:=bitxor([.$O36];[.$D$25])" office:value-type="string" office:string-value="" calcext:value-type="error">
            <text:p>#NAME?</text:p>
          </table:table-cell>
          <table:table-cell table:style-name="ce5" table:formula="of:=DEC2HEX([.B64];4)" office:value-type="string" office:string-value="" calcext:value-type="error">
            <text:p>#NAME?</text:p>
          </table:table-cell>
          <table:table-cell table:style-name="ce11" table:formula="of:=&quot;    0x&quot; &amp; [.C64] &amp; &quot;, // &quot; &amp; [.$A64]" office:value-type="string" office:string-value="" calcext:value-type="error">
            <text:p>#NAME?</text:p>
          </table:table-cell>
          <table:table-cell/>
          <table:table-cell table:style-name="ce5" table:formula="of:=bitxor([.$O36];[.$D$18])" office:value-type="string" office:string-value="" calcext:value-type="error">
            <text:p>#NAME?</text:p>
          </table:table-cell>
          <table:table-cell table:style-name="ce5" table:formula="of:=DEC2HEX([.F64];4)" office:value-type="string" office:string-value="" calcext:value-type="error">
            <text:p>#NAME?</text:p>
          </table:table-cell>
          <table:table-cell table:style-name="ce11" table:formula="of:=&quot;    0x&quot; &amp; [.G64] &amp; &quot;, // &quot; &amp; [.$A64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7]" office:value-type="float" office:value="5" calcext:value-type="float">
            <text:p>5</text:p>
          </table:table-cell>
          <table:table-cell table:style-name="ce5" table:formula="of:=bitxor([.$O37];[.$D$25])" office:value-type="string" office:string-value="" calcext:value-type="error">
            <text:p>#NAME?</text:p>
          </table:table-cell>
          <table:table-cell table:style-name="ce5" table:formula="of:=DEC2HEX([.B65];4)" office:value-type="string" office:string-value="" calcext:value-type="error">
            <text:p>#NAME?</text:p>
          </table:table-cell>
          <table:table-cell table:style-name="ce11" table:formula="of:=&quot;    0x&quot; &amp; [.C65] &amp; &quot;, // &quot; &amp; [.$A65]" office:value-type="string" office:string-value="" calcext:value-type="error">
            <text:p>#NAME?</text:p>
          </table:table-cell>
          <table:table-cell/>
          <table:table-cell table:style-name="ce5" table:formula="of:=bitxor([.$O37];[.$D$18])" office:value-type="string" office:string-value="" calcext:value-type="error">
            <text:p>#NAME?</text:p>
          </table:table-cell>
          <table:table-cell table:style-name="ce5" table:formula="of:=DEC2HEX([.F65];4)" office:value-type="string" office:string-value="" calcext:value-type="error">
            <text:p>#NAME?</text:p>
          </table:table-cell>
          <table:table-cell table:style-name="ce11" table:formula="of:=&quot;    0x&quot; &amp; [.G65] &amp; &quot;, // &quot; &amp; [.$A65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8]" office:value-type="float" office:value="6" calcext:value-type="float">
            <text:p>6</text:p>
          </table:table-cell>
          <table:table-cell table:style-name="ce5" table:formula="of:=bitxor([.$O38];[.$D$25])" office:value-type="string" office:string-value="" calcext:value-type="error">
            <text:p>#NAME?</text:p>
          </table:table-cell>
          <table:table-cell table:style-name="ce5" table:formula="of:=DEC2HEX([.B66];4)" office:value-type="string" office:string-value="" calcext:value-type="error">
            <text:p>#NAME?</text:p>
          </table:table-cell>
          <table:table-cell table:style-name="ce11" table:formula="of:=&quot;    0x&quot; &amp; [.C66] &amp; &quot;, // &quot; &amp; [.$A66]" office:value-type="string" office:string-value="" calcext:value-type="error">
            <text:p>#NAME?</text:p>
          </table:table-cell>
          <table:table-cell/>
          <table:table-cell table:style-name="ce5" table:formula="of:=bitxor([.$O38];[.$D$18])" office:value-type="string" office:string-value="" calcext:value-type="error">
            <text:p>#NAME?</text:p>
          </table:table-cell>
          <table:table-cell table:style-name="ce5" table:formula="of:=DEC2HEX([.F66];4)" office:value-type="string" office:string-value="" calcext:value-type="error">
            <text:p>#NAME?</text:p>
          </table:table-cell>
          <table:table-cell table:style-name="ce11" table:formula="of:=&quot;    0x&quot; &amp; [.G66] &amp; &quot;, // &quot; &amp; [.$A66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39]" office:value-type="float" office:value="7" calcext:value-type="float">
            <text:p>7</text:p>
          </table:table-cell>
          <table:table-cell table:style-name="ce5" table:formula="of:=bitxor([.$O39];[.$D$25])" office:value-type="string" office:string-value="" calcext:value-type="error">
            <text:p>#NAME?</text:p>
          </table:table-cell>
          <table:table-cell table:style-name="ce5" table:formula="of:=DEC2HEX([.B67];4)" office:value-type="string" office:string-value="" calcext:value-type="error">
            <text:p>#NAME?</text:p>
          </table:table-cell>
          <table:table-cell table:style-name="ce11" table:formula="of:=&quot;    0x&quot; &amp; [.C67] &amp; &quot;, // &quot; &amp; [.$A67]" office:value-type="string" office:string-value="" calcext:value-type="error">
            <text:p>#NAME?</text:p>
          </table:table-cell>
          <table:table-cell/>
          <table:table-cell table:style-name="ce5" table:formula="of:=bitxor([.$O39];[.$D$18])" office:value-type="string" office:string-value="" calcext:value-type="error">
            <text:p>#NAME?</text:p>
          </table:table-cell>
          <table:table-cell table:style-name="ce5" table:formula="of:=DEC2HEX([.F67];4)" office:value-type="string" office:string-value="" calcext:value-type="error">
            <text:p>#NAME?</text:p>
          </table:table-cell>
          <table:table-cell table:style-name="ce11" table:formula="of:=&quot;    0x&quot; &amp; [.G67] &amp; &quot;, // &quot; &amp; [.$A67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0]" office:value-type="float" office:value="8" calcext:value-type="float">
            <text:p>8</text:p>
          </table:table-cell>
          <table:table-cell table:style-name="ce5" table:formula="of:=bitxor([.$O40];[.$D$25])" office:value-type="string" office:string-value="" calcext:value-type="error">
            <text:p>#NAME?</text:p>
          </table:table-cell>
          <table:table-cell table:style-name="ce5" table:formula="of:=DEC2HEX([.B68];4)" office:value-type="string" office:string-value="" calcext:value-type="error">
            <text:p>#NAME?</text:p>
          </table:table-cell>
          <table:table-cell table:style-name="ce11" table:formula="of:=&quot;    0x&quot; &amp; [.C68] &amp; &quot;, // &quot; &amp; [.$A68]" office:value-type="string" office:string-value="" calcext:value-type="error">
            <text:p>#NAME?</text:p>
          </table:table-cell>
          <table:table-cell/>
          <table:table-cell table:style-name="ce5" table:formula="of:=bitxor([.$O40];[.$D$18])" office:value-type="string" office:string-value="" calcext:value-type="error">
            <text:p>#NAME?</text:p>
          </table:table-cell>
          <table:table-cell table:style-name="ce5" table:formula="of:=DEC2HEX([.F68];4)" office:value-type="string" office:string-value="" calcext:value-type="error">
            <text:p>#NAME?</text:p>
          </table:table-cell>
          <table:table-cell table:style-name="ce11" table:formula="of:=&quot;    0x&quot; &amp; [.G68] &amp; &quot;, // &quot; &amp; [.$A68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1]" office:value-type="float" office:value="9" calcext:value-type="float">
            <text:p>9</text:p>
          </table:table-cell>
          <table:table-cell table:style-name="ce5" table:formula="of:=bitxor([.$O41];[.$D$25])" office:value-type="string" office:string-value="" calcext:value-type="error">
            <text:p>#NAME?</text:p>
          </table:table-cell>
          <table:table-cell table:style-name="ce5" table:formula="of:=DEC2HEX([.B69];4)" office:value-type="string" office:string-value="" calcext:value-type="error">
            <text:p>#NAME?</text:p>
          </table:table-cell>
          <table:table-cell table:style-name="ce11" table:formula="of:=&quot;    0x&quot; &amp; [.C69] &amp; &quot;, // &quot; &amp; [.$A69]" office:value-type="string" office:string-value="" calcext:value-type="error">
            <text:p>#NAME?</text:p>
          </table:table-cell>
          <table:table-cell/>
          <table:table-cell table:style-name="ce5" table:formula="of:=bitxor([.$O41];[.$D$18])" office:value-type="string" office:string-value="" calcext:value-type="error">
            <text:p>#NAME?</text:p>
          </table:table-cell>
          <table:table-cell table:style-name="ce5" table:formula="of:=DEC2HEX([.F69];4)" office:value-type="string" office:string-value="" calcext:value-type="error">
            <text:p>#NAME?</text:p>
          </table:table-cell>
          <table:table-cell table:style-name="ce11" table:formula="of:=&quot;    0x&quot; &amp; [.G69] &amp; &quot;, // &quot; &amp; [.$A69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2]" office:value-type="string" office:string-value="O" calcext:value-type="string">
            <text:p>O</text:p>
          </table:table-cell>
          <table:table-cell table:style-name="ce5" table:formula="of:=bitxor([.$O42];[.$D$25])" office:value-type="string" office:string-value="" calcext:value-type="error">
            <text:p>#NAME?</text:p>
          </table:table-cell>
          <table:table-cell table:style-name="ce5" table:formula="of:=DEC2HEX([.B70];4)" office:value-type="string" office:string-value="" calcext:value-type="error">
            <text:p>#NAME?</text:p>
          </table:table-cell>
          <table:table-cell table:style-name="ce11" table:formula="of:=&quot;    0x&quot; &amp; [.C70] &amp; &quot;, // &quot; &amp; [.$A70]" office:value-type="string" office:string-value="" calcext:value-type="error">
            <text:p>#NAME?</text:p>
          </table:table-cell>
          <table:table-cell/>
          <table:table-cell table:style-name="ce5" table:formula="of:=bitxor([.$O42];[.$D$18])" office:value-type="string" office:string-value="" calcext:value-type="error">
            <text:p>#NAME?</text:p>
          </table:table-cell>
          <table:table-cell table:style-name="ce5" table:formula="of:=DEC2HEX([.F70];4)" office:value-type="string" office:string-value="" calcext:value-type="error">
            <text:p>#NAME?</text:p>
          </table:table-cell>
          <table:table-cell table:style-name="ce11" table:formula="of:=&quot;    0x&quot; &amp; [.G70] &amp; &quot;, // &quot; &amp; [.$A70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3]" office:value-type="string" office:string-value="n" calcext:value-type="string">
            <text:p>n</text:p>
          </table:table-cell>
          <table:table-cell table:style-name="ce5" table:formula="of:=bitxor([.$O43];[.$D$25])" office:value-type="string" office:string-value="" calcext:value-type="error">
            <text:p>#NAME?</text:p>
          </table:table-cell>
          <table:table-cell table:style-name="ce5" table:formula="of:=DEC2HEX([.B71];4)" office:value-type="string" office:string-value="" calcext:value-type="error">
            <text:p>#NAME?</text:p>
          </table:table-cell>
          <table:table-cell table:style-name="ce11" table:formula="of:=&quot;    0x&quot; &amp; [.C71] &amp; &quot;, // &quot; &amp; [.$A71]" office:value-type="string" office:string-value="" calcext:value-type="error">
            <text:p>#NAME?</text:p>
          </table:table-cell>
          <table:table-cell/>
          <table:table-cell table:style-name="ce5" table:formula="of:=bitxor([.$O43];[.$D$18])" office:value-type="string" office:string-value="" calcext:value-type="error">
            <text:p>#NAME?</text:p>
          </table:table-cell>
          <table:table-cell table:style-name="ce5" table:formula="of:=DEC2HEX([.F71];4)" office:value-type="string" office:string-value="" calcext:value-type="error">
            <text:p>#NAME?</text:p>
          </table:table-cell>
          <table:table-cell table:style-name="ce11" table:formula="of:=&quot;    0x&quot; &amp; [.G71] &amp; &quot;, // &quot; &amp; [.$A71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4]" office:value-type="string" office:string-value="F" calcext:value-type="string">
            <text:p>F</text:p>
          </table:table-cell>
          <table:table-cell table:style-name="ce5" table:formula="of:=bitxor([.$O44];[.$D$25])" office:value-type="string" office:string-value="" calcext:value-type="error">
            <text:p>#NAME?</text:p>
          </table:table-cell>
          <table:table-cell table:style-name="ce5" table:formula="of:=DEC2HEX([.B72];4)" office:value-type="string" office:string-value="" calcext:value-type="error">
            <text:p>#NAME?</text:p>
          </table:table-cell>
          <table:table-cell table:style-name="ce11" table:formula="of:=&quot;    0x&quot; &amp; [.C72] &amp; &quot;, // &quot; &amp; [.$A72]" office:value-type="string" office:string-value="" calcext:value-type="error">
            <text:p>#NAME?</text:p>
          </table:table-cell>
          <table:table-cell/>
          <table:table-cell table:style-name="ce5" table:formula="of:=bitxor([.$O44];[.$D$18])" office:value-type="string" office:string-value="" calcext:value-type="error">
            <text:p>#NAME?</text:p>
          </table:table-cell>
          <table:table-cell table:style-name="ce5" table:formula="of:=DEC2HEX([.F72];4)" office:value-type="string" office:string-value="" calcext:value-type="error">
            <text:p>#NAME?</text:p>
          </table:table-cell>
          <table:table-cell table:style-name="ce11" table:formula="of:=&quot;    0x&quot; &amp; [.G72] &amp; &quot;, // &quot; &amp; [.$A72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5]" office:value-type="string" office:string-value="E" calcext:value-type="string">
            <text:p>E</text:p>
          </table:table-cell>
          <table:table-cell table:style-name="ce5" table:formula="of:=bitxor([.$O45];[.$D$25])" office:value-type="string" office:string-value="" calcext:value-type="error">
            <text:p>#NAME?</text:p>
          </table:table-cell>
          <table:table-cell table:style-name="ce5" table:formula="of:=DEC2HEX([.B73];4)" office:value-type="string" office:string-value="" calcext:value-type="error">
            <text:p>#NAME?</text:p>
          </table:table-cell>
          <table:table-cell table:style-name="ce11" table:formula="of:=&quot;    0x&quot; &amp; [.C73] &amp; &quot;, // &quot; &amp; [.$A73]" office:value-type="string" office:string-value="" calcext:value-type="error">
            <text:p>#NAME?</text:p>
          </table:table-cell>
          <table:table-cell/>
          <table:table-cell table:style-name="ce5" table:formula="of:=bitxor([.$O45];[.$D$18])" office:value-type="string" office:string-value="" calcext:value-type="error">
            <text:p>#NAME?</text:p>
          </table:table-cell>
          <table:table-cell table:style-name="ce5" table:formula="of:=DEC2HEX([.F73];4)" office:value-type="string" office:string-value="" calcext:value-type="error">
            <text:p>#NAME?</text:p>
          </table:table-cell>
          <table:table-cell table:style-name="ce11" table:formula="of:=&quot;    0x&quot; &amp; [.G73] &amp; &quot;, // &quot; &amp; [.$A73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6]" office:value-type="string" office:string-value="r" calcext:value-type="string">
            <text:p>r</text:p>
          </table:table-cell>
          <table:table-cell table:style-name="ce5" table:formula="of:=bitxor([.$O46];[.$D$25])" office:value-type="string" office:string-value="" calcext:value-type="error">
            <text:p>#NAME?</text:p>
          </table:table-cell>
          <table:table-cell table:style-name="ce5" table:formula="of:=DEC2HEX([.B74];4)" office:value-type="string" office:string-value="" calcext:value-type="error">
            <text:p>#NAME?</text:p>
          </table:table-cell>
          <table:table-cell table:style-name="ce11" table:formula="of:=&quot;    0x&quot; &amp; [.C74] &amp; &quot;, // &quot; &amp; [.$A74]" office:value-type="string" office:string-value="" calcext:value-type="error">
            <text:p>#NAME?</text:p>
          </table:table-cell>
          <table:table-cell/>
          <table:table-cell table:style-name="ce5" table:formula="of:=bitxor([.$O46];[.$D$18])" office:value-type="string" office:string-value="" calcext:value-type="error">
            <text:p>#NAME?</text:p>
          </table:table-cell>
          <table:table-cell table:style-name="ce5" table:formula="of:=DEC2HEX([.F74];4)" office:value-type="string" office:string-value="" calcext:value-type="error">
            <text:p>#NAME?</text:p>
          </table:table-cell>
          <table:table-cell table:style-name="ce11" table:formula="of:=&quot;    0x&quot; &amp; [.G74] &amp; &quot;, // &quot; &amp; [.$A74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7]" office:value-type="string" office:string-value="_" calcext:value-type="string">
            <text:p>_</text:p>
          </table:table-cell>
          <table:table-cell table:style-name="ce5" table:formula="of:=bitxor([.$O47];[.$D$25])" office:value-type="string" office:string-value="" calcext:value-type="error">
            <text:p>#NAME?</text:p>
          </table:table-cell>
          <table:table-cell table:style-name="ce5" table:formula="of:=DEC2HEX([.B75];4)" office:value-type="string" office:string-value="" calcext:value-type="error">
            <text:p>#NAME?</text:p>
          </table:table-cell>
          <table:table-cell table:style-name="ce11" table:formula="of:=&quot;    0x&quot; &amp; [.C75] &amp; &quot;, // &quot; &amp; [.$A75]" office:value-type="string" office:string-value="" calcext:value-type="error">
            <text:p>#NAME?</text:p>
          </table:table-cell>
          <table:table-cell/>
          <table:table-cell table:style-name="ce5" table:formula="of:=bitxor([.$O47];[.$D$18])" office:value-type="string" office:string-value="" calcext:value-type="error">
            <text:p>#NAME?</text:p>
          </table:table-cell>
          <table:table-cell table:style-name="ce5" table:formula="of:=DEC2HEX([.F75];4)" office:value-type="string" office:string-value="" calcext:value-type="error">
            <text:p>#NAME?</text:p>
          </table:table-cell>
          <table:table-cell table:style-name="ce11" table:formula="of:=&quot;    0x&quot; &amp; [.G75] &amp; &quot;, // &quot; &amp; [.$A75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3" table:formula="of:=[.A48]" office:value-type="string" office:string-value=" " calcext:value-type="string">
            <text:p><text:s/></text:p>
          </table:table-cell>
          <table:table-cell table:style-name="ce5" table:formula="of:=bitxor([.$O48];[.$D$25])" office:value-type="string" office:string-value="" calcext:value-type="error">
            <text:p>#NAME?</text:p>
          </table:table-cell>
          <table:table-cell table:style-name="ce5" table:formula="of:=DEC2HEX([.B76];4)" office:value-type="string" office:string-value="" calcext:value-type="error">
            <text:p>#NAME?</text:p>
          </table:table-cell>
          <table:table-cell table:style-name="ce11" table:formula="of:=&quot;    0x&quot; &amp; [.C76] &amp; &quot;, // &quot; &amp; [.$A76]" office:value-type="string" office:string-value="" calcext:value-type="error">
            <text:p>#NAME?</text:p>
          </table:table-cell>
          <table:table-cell/>
          <table:table-cell table:style-name="ce5" table:formula="of:=bitxor([.$O48];[.$D$18])" office:value-type="string" office:string-value="" calcext:value-type="error">
            <text:p>#NAME?</text:p>
          </table:table-cell>
          <table:table-cell table:style-name="ce5" table:formula="of:=DEC2HEX([.F76];4)" office:value-type="string" office:string-value="" calcext:value-type="error">
            <text:p>#NAME?</text:p>
          </table:table-cell>
          <table:table-cell table:style-name="ce11" table:formula="of:=&quot;    0x&quot; &amp; [.G76] &amp; &quot;, // &quot; &amp; [.$A76]" office:value-type="string" office:string-value="" calcext:value-type="error">
            <text:p>#NAME?</text:p>
          </table:table-cell>
          <table:table-cell table:number-columns-repeated="5"/>
          <table:table-cell table:style-name="ce5"/>
          <table:table-cell table:number-columns-repeated="1010"/>
        </table:table-row>
        <table:table-row table:style-name="ro1" table:number-rows-repeated="951">
          <table:table-cell table:number-columns-repeated="13"/>
          <table:table-cell table:style-name="ce5"/>
          <table:table-cell table:number-columns-repeated="1010"/>
        </table:table-row>
        <table:table-row table:style-name="ro2" table:number-rows-repeated="1047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bitops" table:style-name="ta2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5"/>
          <table:table-cell/>
          <table:table-cell table:style-name="ce17"/>
          <table:table-cell table:style-name="ce19"/>
          <table:table-cell table:style-name="ce21" table:number-columns-repeated="4"/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15" office:value-type="string" calcext:value-type="string">
            <text:p>d</text:p>
          </table:table-cell>
          <table:table-cell/>
          <table:table-cell table:style-name="ce17"/>
          <table:table-cell table:style-name="ce19"/>
          <table:table-cell table:style-name="ce21" table:number-columns-repeated="4"/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15" office:value-type="string" calcext:value-type="string">
            <text:p>AA</text:p>
          </table:table-cell>
          <table:table-cell table:style-name="ce5" table:formula="of:=HEX2BIN([.A3];8)" office:value-type="string" office:string-value="10101010" calcext:value-type="string">
            <text:p>10101010</text:p>
          </table:table-cell>
          <table:table-cell table:style-name="ce17"/>
          <table:table-cell table:style-name="ce19"/>
          <table:table-cell table:style-name="ce22" office:value-type="string" calcext:value-type="string">
            <text:p>d = (d &amp; ~mask) | (state &amp; mask);</text:p>
          </table:table-cell>
          <table:table-cell table:style-name="ce21" table:number-columns-repeated="3"/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15"/>
          <table:table-cell/>
          <table:table-cell table:style-name="ce17"/>
          <table:table-cell table:style-name="ce19"/>
          <table:table-cell table:style-name="ce22"/>
          <table:table-cell table:style-name="ce21" table:number-columns-repeated="2"/>
          <table:table-cell table:style-name="ce22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 table:style-name="ce16" office:value-type="string" calcext:value-type="string">
            <text:p>mask</text:p>
          </table:table-cell>
          <table:table-cell table:style-name="ce4"/>
          <table:table-cell table:style-name="ce18" office:value-type="string" calcext:value-type="string">
            <text:p>state</text:p>
          </table:table-cell>
          <table:table-cell table:style-name="ce20"/>
          <table:table-cell table:style-name="ce22" office:value-type="string" calcext:value-type="string">
            <text:p>~mask</text:p>
          </table:table-cell>
          <table:table-cell table:style-name="ce21"/>
          <table:table-cell table:style-name="ce22" office:value-type="string" calcext:value-type="string">
            <text:p>d &amp; mask</text:p>
          </table:table-cell>
          <table:table-cell table:style-name="ce22"/>
          <table:table-cell table:style-name="ce19" office:value-type="string" calcext:value-type="string">
            <text:p>state &amp; mask</text:p>
          </table:table-cell>
          <table:table-cell table:style-name="ce23" office:value-type="string" calcext:value-type="string">
            <text:p>result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4" table:formula="of:=HEX2BIN([.A6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FF</text:p>
          </table:table-cell>
          <table:table-cell table:style-name="ce20" table:formula="of:=HEX2BIN([.C6];8)" office:value-type="string" office:string-value="11111111" calcext:value-type="string">
            <text:p>11111111</text:p>
          </table:table-cell>
          <table:table-cell table:style-name="ce21" table:formula="of:=DEC2HEX((2^8-1)-HEX2DEC([.A6]);2)" office:value-type="string" office:string-value="CC" calcext:value-type="string">
            <text:p>CC</text:p>
          </table:table-cell>
          <table:table-cell table:style-name="ce21" table:formula="of:=HEX2BIN([.E6];8)" office:value-type="string" office:string-value="11001100" calcext:value-type="string">
            <text:p>11001100</text:p>
          </table:table-cell>
          <table:table-cell table:style-name="ce21" table:formula="of:=DEC2HEX(bitand(HEX2DEC([.$A$3]); HEX2DEC([.E6]));2)" office:value-type="string" office:string-value="" calcext:value-type="error">
            <text:p>#NAME?</text:p>
          </table:table-cell>
          <table:table-cell table:style-name="ce21" table:formula="of:=HEX2BIN([.G6];8)" office:value-type="string" office:string-value="" calcext:value-type="error">
            <text:p>#NAME?</text:p>
          </table:table-cell>
          <table:table-cell table:style-name="ce19" table:formula="of:=DEC2HEX(bitand(HEX2DEC([.A6]); HEX2DEC([.C6]));2)" office:value-type="string" office:string-value="" calcext:value-type="error">
            <text:p>#NAME?</text:p>
          </table:table-cell>
          <table:table-cell table:style-name="ce24" table:formula="of:=DEC2HEX(bitor(HEX2DEC([.G6]); HEX2DEC([.I6]));2)" office:value-type="string" office:string-value="" calcext:value-type="error">
            <text:p>#NAME?</text:p>
          </table:table-cell>
          <table:table-cell table:style-name="ce24" table:formula="of:=HEX2BIN([.J6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0F</text:p>
          </table:table-cell>
          <table:table-cell table:style-name="ce4" table:formula="of:=HEX2BIN([.A7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0F</text:p>
          </table:table-cell>
          <table:table-cell table:style-name="ce20" table:formula="of:=HEX2BIN([.C7];8)" office:value-type="string" office:string-value="00001111" calcext:value-type="string">
            <text:p>00001111</text:p>
          </table:table-cell>
          <table:table-cell table:style-name="ce21" table:formula="of:=DEC2HEX((2^8-1)-HEX2DEC([.A7]);2)" office:value-type="string" office:string-value="F0" calcext:value-type="string">
            <text:p>F0</text:p>
          </table:table-cell>
          <table:table-cell table:style-name="ce21" table:formula="of:=HEX2BIN([.E7];8)" office:value-type="string" office:string-value="11110000" calcext:value-type="string">
            <text:p>11110000</text:p>
          </table:table-cell>
          <table:table-cell table:style-name="ce21" table:formula="of:=DEC2HEX(bitand(HEX2DEC([.$A$3]); HEX2DEC([.E7]));2)" office:value-type="string" office:string-value="" calcext:value-type="error">
            <text:p>#NAME?</text:p>
          </table:table-cell>
          <table:table-cell table:style-name="ce21" table:formula="of:=HEX2BIN([.G7];8)" office:value-type="string" office:string-value="" calcext:value-type="error">
            <text:p>#NAME?</text:p>
          </table:table-cell>
          <table:table-cell table:style-name="ce19" table:formula="of:=DEC2HEX(bitand(HEX2DEC([.A7]); HEX2DEC([.C7]));2)" office:value-type="string" office:string-value="" calcext:value-type="error">
            <text:p>#NAME?</text:p>
          </table:table-cell>
          <table:table-cell table:style-name="ce24" table:formula="of:=DEC2HEX(bitor(HEX2DEC([.G7]); HEX2DEC([.I7]));2)" office:value-type="string" office:string-value="" calcext:value-type="error">
            <text:p>#NAME?</text:p>
          </table:table-cell>
          <table:table-cell table:style-name="ce24" table:formula="of:=HEX2BIN([.J7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/>
          <table:table-cell table:style-name="ce4"/>
          <table:table-cell table:style-name="ce18"/>
          <table:table-cell table:style-name="ce20"/>
          <table:table-cell table:style-name="ce21" table:number-columns-repeated="4"/>
          <table:table-cell table:style-name="ce19"/>
          <table:table-cell table:style-name="ce24"/>
          <table:table-cell table:style-name="ce11"/>
          <table:table-cell table:number-columns-repeated="1013"/>
        </table:table-row>
        <table:table-row table:style-name="ro1">
          <table:table-cell table:style-name="ce16" office:value-type="float" office:value="0" calcext:value-type="float">
            <text:p>00</text:p>
          </table:table-cell>
          <table:table-cell table:style-name="ce4" table:formula="of:=HEX2BIN([.A9];8)" office:value-type="string" office:string-value="00000000" calcext:value-type="string">
            <text:p>00000000</text:p>
          </table:table-cell>
          <table:table-cell table:style-name="ce18" office:value-type="string" calcext:value-type="string">
            <text:p>FF</text:p>
          </table:table-cell>
          <table:table-cell table:style-name="ce20" table:formula="of:=HEX2BIN([.C9];8)" office:value-type="string" office:string-value="11111111" calcext:value-type="string">
            <text:p>11111111</text:p>
          </table:table-cell>
          <table:table-cell table:style-name="ce21" table:formula="of:=DEC2HEX((2^8-1)-HEX2DEC([.A9]);2)" office:value-type="string" office:string-value="FF" calcext:value-type="string">
            <text:p>FF</text:p>
          </table:table-cell>
          <table:table-cell table:style-name="ce21" table:formula="of:=HEX2BIN([.E9];8)" office:value-type="string" office:string-value="11111111" calcext:value-type="string">
            <text:p>11111111</text:p>
          </table:table-cell>
          <table:table-cell table:style-name="ce21" table:formula="of:=DEC2HEX(bitand(HEX2DEC([.$A$3]); HEX2DEC([.E9]));2)" office:value-type="string" office:string-value="" calcext:value-type="error">
            <text:p>#NAME?</text:p>
          </table:table-cell>
          <table:table-cell table:style-name="ce21" table:formula="of:=HEX2BIN([.G9];8)" office:value-type="string" office:string-value="" calcext:value-type="error">
            <text:p>#NAME?</text:p>
          </table:table-cell>
          <table:table-cell table:style-name="ce19" table:formula="of:=DEC2HEX(bitand(HEX2DEC([.A9]); HEX2DEC([.C9]));2)" office:value-type="string" office:string-value="" calcext:value-type="error">
            <text:p>#NAME?</text:p>
          </table:table-cell>
          <table:table-cell table:style-name="ce24" table:formula="of:=DEC2HEX(bitor(HEX2DEC([.G9]); HEX2DEC([.I9]));2)" office:value-type="string" office:string-value="" calcext:value-type="error">
            <text:p>#NAME?</text:p>
          </table:table-cell>
          <table:table-cell table:style-name="ce24" table:formula="of:=HEX2BIN([.J9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FF</text:p>
          </table:table-cell>
          <table:table-cell table:style-name="ce4" table:formula="of:=HEX2BIN([.A10];8)" office:value-type="string" office:string-value="11111111" calcext:value-type="string">
            <text:p>11111111</text:p>
          </table:table-cell>
          <table:table-cell table:style-name="ce18" office:value-type="string" calcext:value-type="string">
            <text:p>FF</text:p>
          </table:table-cell>
          <table:table-cell table:style-name="ce20" table:formula="of:=HEX2BIN([.C10];8)" office:value-type="string" office:string-value="11111111" calcext:value-type="string">
            <text:p>11111111</text:p>
          </table:table-cell>
          <table:table-cell table:style-name="ce21" table:formula="of:=DEC2HEX((2^8-1)-HEX2DEC([.A10]);2)" office:value-type="string" office:string-value="00" calcext:value-type="string">
            <text:p>00</text:p>
          </table:table-cell>
          <table:table-cell table:style-name="ce21" table:formula="of:=HEX2BIN([.E10];8)" office:value-type="string" office:string-value="00000000" calcext:value-type="string">
            <text:p>00000000</text:p>
          </table:table-cell>
          <table:table-cell table:style-name="ce21" table:formula="of:=DEC2HEX(bitand(HEX2DEC([.$A$3]); HEX2DEC([.E10]));2)" office:value-type="string" office:string-value="" calcext:value-type="error">
            <text:p>#NAME?</text:p>
          </table:table-cell>
          <table:table-cell table:style-name="ce21" table:formula="of:=HEX2BIN([.G10];8)" office:value-type="string" office:string-value="" calcext:value-type="error">
            <text:p>#NAME?</text:p>
          </table:table-cell>
          <table:table-cell table:style-name="ce19" table:formula="of:=DEC2HEX(bitand(HEX2DEC([.A10]); HEX2DEC([.C10]));2)" office:value-type="string" office:string-value="" calcext:value-type="error">
            <text:p>#NAME?</text:p>
          </table:table-cell>
          <table:table-cell table:style-name="ce24" table:formula="of:=DEC2HEX(bitor(HEX2DEC([.G10]); HEX2DEC([.I10]));2)" office:value-type="string" office:string-value="" calcext:value-type="error">
            <text:p>#NAME?</text:p>
          </table:table-cell>
          <table:table-cell table:style-name="ce24" table:formula="of:=HEX2BIN([.J10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/>
          <table:table-cell table:style-name="ce4"/>
          <table:table-cell table:style-name="ce18"/>
          <table:table-cell table:style-name="ce20"/>
          <table:table-cell table:style-name="ce21" table:number-columns-repeated="4"/>
          <table:table-cell table:style-name="ce19"/>
          <table:table-cell table:style-name="ce24"/>
          <table:table-cell table:style-name="ce11"/>
          <table:table-cell table:number-columns-repeated="1013"/>
        </table:table-row>
        <table:table-row table:style-name="ro1">
          <table:table-cell table:style-name="ce16" office:value-type="string" calcext:value-type="string">
            <text:p>AA</text:p>
          </table:table-cell>
          <table:table-cell table:style-name="ce4" table:formula="of:=HEX2BIN([.A12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FF</text:p>
          </table:table-cell>
          <table:table-cell table:style-name="ce20" table:formula="of:=HEX2BIN([.C12];8)" office:value-type="string" office:string-value="11111111" calcext:value-type="string">
            <text:p>11111111</text:p>
          </table:table-cell>
          <table:table-cell table:style-name="ce21" table:formula="of:=DEC2HEX((2^8-1)-HEX2DEC([.A12]);2)" office:value-type="string" office:string-value="55" calcext:value-type="string">
            <text:p>55</text:p>
          </table:table-cell>
          <table:table-cell table:style-name="ce21" table:formula="of:=HEX2BIN([.E12];8)" office:value-type="string" office:string-value="01010101" calcext:value-type="string">
            <text:p>01010101</text:p>
          </table:table-cell>
          <table:table-cell table:style-name="ce21" table:formula="of:=DEC2HEX(bitand(HEX2DEC([.$A$3]); HEX2DEC([.E12]));2)" office:value-type="string" office:string-value="" calcext:value-type="error">
            <text:p>#NAME?</text:p>
          </table:table-cell>
          <table:table-cell table:style-name="ce21" table:formula="of:=HEX2BIN([.G12];8)" office:value-type="string" office:string-value="" calcext:value-type="error">
            <text:p>#NAME?</text:p>
          </table:table-cell>
          <table:table-cell table:style-name="ce19" table:formula="of:=DEC2HEX(bitand(HEX2DEC([.A12]); HEX2DEC([.C12]));2)" office:value-type="string" office:string-value="" calcext:value-type="error">
            <text:p>#NAME?</text:p>
          </table:table-cell>
          <table:table-cell table:style-name="ce24" table:formula="of:=DEC2HEX(bitor(HEX2DEC([.G12]); HEX2DEC([.I12]));2)" office:value-type="string" office:string-value="" calcext:value-type="error">
            <text:p>#NAME?</text:p>
          </table:table-cell>
          <table:table-cell table:style-name="ce24" table:formula="of:=HEX2BIN([.J12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AA</text:p>
          </table:table-cell>
          <table:table-cell table:style-name="ce4" table:formula="of:=HEX2BIN([.A13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AA</text:p>
          </table:table-cell>
          <table:table-cell table:style-name="ce20" table:formula="of:=HEX2BIN([.C13];8)" office:value-type="string" office:string-value="10101010" calcext:value-type="string">
            <text:p>10101010</text:p>
          </table:table-cell>
          <table:table-cell table:style-name="ce21" table:formula="of:=DEC2HEX((2^8-1)-HEX2DEC([.A13]);2)" office:value-type="string" office:string-value="55" calcext:value-type="string">
            <text:p>55</text:p>
          </table:table-cell>
          <table:table-cell table:style-name="ce21" table:formula="of:=HEX2BIN([.E13];8)" office:value-type="string" office:string-value="01010101" calcext:value-type="string">
            <text:p>01010101</text:p>
          </table:table-cell>
          <table:table-cell table:style-name="ce21" table:formula="of:=DEC2HEX(bitand(HEX2DEC([.$A$3]); HEX2DEC([.E13]));2)" office:value-type="string" office:string-value="" calcext:value-type="error">
            <text:p>#NAME?</text:p>
          </table:table-cell>
          <table:table-cell table:style-name="ce21" table:formula="of:=HEX2BIN([.G13];8)" office:value-type="string" office:string-value="" calcext:value-type="error">
            <text:p>#NAME?</text:p>
          </table:table-cell>
          <table:table-cell table:style-name="ce19" table:formula="of:=DEC2HEX(bitand(HEX2DEC([.A13]); HEX2DEC([.C13]));2)" office:value-type="string" office:string-value="" calcext:value-type="error">
            <text:p>#NAME?</text:p>
          </table:table-cell>
          <table:table-cell table:style-name="ce24" table:formula="of:=DEC2HEX(bitor(HEX2DEC([.G13]); HEX2DEC([.I13]));2)" office:value-type="string" office:string-value="" calcext:value-type="error">
            <text:p>#NAME?</text:p>
          </table:table-cell>
          <table:table-cell table:style-name="ce24" table:formula="of:=HEX2BIN([.J13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4" table:formula="of:=HEX2BIN([.A14];8)" office:value-type="string" office:string-value="01010101" calcext:value-type="string">
            <text:p>01010101</text:p>
          </table:table-cell>
          <table:table-cell table:style-name="ce18" office:value-type="float" office:value="0" calcext:value-type="float">
            <text:p>00</text:p>
          </table:table-cell>
          <table:table-cell table:style-name="ce20" table:formula="of:=HEX2BIN([.C14];8)" office:value-type="string" office:string-value="00000000" calcext:value-type="string">
            <text:p>00000000</text:p>
          </table:table-cell>
          <table:table-cell table:style-name="ce21" table:formula="of:=DEC2HEX((2^8-1)-HEX2DEC([.A14]);2)" office:value-type="string" office:string-value="AA" calcext:value-type="string">
            <text:p>AA</text:p>
          </table:table-cell>
          <table:table-cell table:style-name="ce21" table:formula="of:=HEX2BIN([.E14];8)" office:value-type="string" office:string-value="10101010" calcext:value-type="string">
            <text:p>10101010</text:p>
          </table:table-cell>
          <table:table-cell table:style-name="ce21" table:formula="of:=DEC2HEX(bitand(HEX2DEC([.$A$3]); HEX2DEC([.E14]));2)" office:value-type="string" office:string-value="" calcext:value-type="error">
            <text:p>#NAME?</text:p>
          </table:table-cell>
          <table:table-cell table:style-name="ce21" table:formula="of:=HEX2BIN([.G14];8)" office:value-type="string" office:string-value="" calcext:value-type="error">
            <text:p>#NAME?</text:p>
          </table:table-cell>
          <table:table-cell table:style-name="ce19" table:formula="of:=DEC2HEX(bitand(HEX2DEC([.A14]); HEX2DEC([.C14]));2)" office:value-type="string" office:string-value="" calcext:value-type="error">
            <text:p>#NAME?</text:p>
          </table:table-cell>
          <table:table-cell table:style-name="ce24" table:formula="of:=DEC2HEX(bitor(HEX2DEC([.G14]); HEX2DEC([.I14]));2)" office:value-type="string" office:string-value="" calcext:value-type="error">
            <text:p>#NAME?</text:p>
          </table:table-cell>
          <table:table-cell table:style-name="ce24" table:formula="of:=HEX2BIN([.J14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AA</text:p>
          </table:table-cell>
          <table:table-cell table:style-name="ce4" table:formula="of:=HEX2BIN([.A15];8)" office:value-type="string" office:string-value="10101010" calcext:value-type="string">
            <text:p>10101010</text:p>
          </table:table-cell>
          <table:table-cell table:style-name="ce18" office:value-type="float" office:value="0" calcext:value-type="float">
            <text:p>00</text:p>
          </table:table-cell>
          <table:table-cell table:style-name="ce20" table:formula="of:=HEX2BIN([.C15];8)" office:value-type="string" office:string-value="00000000" calcext:value-type="string">
            <text:p>00000000</text:p>
          </table:table-cell>
          <table:table-cell table:style-name="ce21" table:formula="of:=DEC2HEX((2^8-1)-HEX2DEC([.A15]);2)" office:value-type="string" office:string-value="55" calcext:value-type="string">
            <text:p>55</text:p>
          </table:table-cell>
          <table:table-cell table:style-name="ce21" table:formula="of:=HEX2BIN([.E15];8)" office:value-type="string" office:string-value="01010101" calcext:value-type="string">
            <text:p>01010101</text:p>
          </table:table-cell>
          <table:table-cell table:style-name="ce21" table:formula="of:=DEC2HEX(bitand(HEX2DEC([.$A$3]); HEX2DEC([.E15]));2)" office:value-type="string" office:string-value="" calcext:value-type="error">
            <text:p>#NAME?</text:p>
          </table:table-cell>
          <table:table-cell table:style-name="ce21" table:formula="of:=HEX2BIN([.G15];8)" office:value-type="string" office:string-value="" calcext:value-type="error">
            <text:p>#NAME?</text:p>
          </table:table-cell>
          <table:table-cell table:style-name="ce19" table:formula="of:=DEC2HEX(bitand(HEX2DEC([.A15]); HEX2DEC([.C15]));2)" office:value-type="string" office:string-value="" calcext:value-type="error">
            <text:p>#NAME?</text:p>
          </table:table-cell>
          <table:table-cell table:style-name="ce24" table:formula="of:=DEC2HEX(bitor(HEX2DEC([.G15]); HEX2DEC([.I15]));2)" office:value-type="string" office:string-value="" calcext:value-type="error">
            <text:p>#NAME?</text:p>
          </table:table-cell>
          <table:table-cell table:style-name="ce24" table:formula="of:=HEX2BIN([.J15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6"/>
          <table:table-cell table:style-name="ce4"/>
          <table:table-cell table:style-name="ce18"/>
          <table:table-cell table:style-name="ce20"/>
          <table:table-cell table:style-name="ce21" table:number-columns-repeated="4"/>
          <table:table-cell table:style-name="ce19"/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16" office:value-type="string" calcext:value-type="string">
            <text:p>0F</text:p>
          </table:table-cell>
          <table:table-cell table:style-name="ce4" table:formula="of:=HEX2BIN([.A17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FF</text:p>
          </table:table-cell>
          <table:table-cell table:style-name="ce20" table:formula="of:=HEX2BIN([.C17];8)" office:value-type="string" office:string-value="11111111" calcext:value-type="string">
            <text:p>11111111</text:p>
          </table:table-cell>
          <table:table-cell table:style-name="ce21" table:formula="of:=DEC2HEX((2^8-1)-HEX2DEC([.A17]);2)" office:value-type="string" office:string-value="F0" calcext:value-type="string">
            <text:p>F0</text:p>
          </table:table-cell>
          <table:table-cell table:style-name="ce21" table:formula="of:=HEX2BIN([.E17];8)" office:value-type="string" office:string-value="11110000" calcext:value-type="string">
            <text:p>11110000</text:p>
          </table:table-cell>
          <table:table-cell table:style-name="ce21" table:formula="of:=DEC2HEX(bitand(HEX2DEC([.$A$3]); HEX2DEC([.E17]));2)" office:value-type="string" office:string-value="" calcext:value-type="error">
            <text:p>#NAME?</text:p>
          </table:table-cell>
          <table:table-cell table:style-name="ce21" table:formula="of:=HEX2BIN([.G17];8)" office:value-type="string" office:string-value="" calcext:value-type="error">
            <text:p>#NAME?</text:p>
          </table:table-cell>
          <table:table-cell table:style-name="ce19" table:formula="of:=DEC2HEX(bitand(HEX2DEC([.A17]); HEX2DEC([.C17]));2)" office:value-type="string" office:string-value="" calcext:value-type="error">
            <text:p>#NAME?</text:p>
          </table:table-cell>
          <table:table-cell table:style-name="ce24" table:formula="of:=DEC2HEX(bitor(HEX2DEC([.G17]); HEX2DEC([.I17]));2)" office:value-type="string" office:string-value="" calcext:value-type="error">
            <text:p>#NAME?</text:p>
          </table:table-cell>
          <table:table-cell table:style-name="ce24" table:formula="of:=HEX2BIN([.J17];8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 table:number-rows-repeated="986">
          <table:table-cell table:style-name="ce15"/>
          <table:table-cell/>
          <table:table-cell table:style-name="ce17"/>
          <table:table-cell table:style-name="ce19"/>
          <table:table-cell table:style-name="ce21" table:number-columns-repeated="4"/>
          <table:table-cell table:style-name="ce19"/>
          <table:table-cell table:style-name="ce21"/>
          <table:table-cell table:number-columns-repeated="101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on_20_cathode" style:display-name="PageStyle_common cath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y_20_bitops" style:display-name="PageStyle_relay bito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92" meta:object-count="0"/>
    <meta:generator>LibreOfficeDev/6.0.5.2$Linux_X86_64 LibreOffice_project/</meta:generator>
  </office:meta>
</office:document-meta>
</file>